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e62d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cfccbe" officeooo:paragraph-rsid="000e62db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d325e1" officeooo:paragraph-rsid="000e62db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d4369f" officeooo:paragraph-rsid="000e62db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d62b5a" officeooo:paragraph-rsid="000e62db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d7f376" officeooo:paragraph-rsid="000e62db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d97828" officeooo:paragraph-rsid="000e62db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d9f087" officeooo:paragraph-rsid="000e62db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dbde38" officeooo:paragraph-rsid="000e62db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dd1bff" officeooo:paragraph-rsid="000e62db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e0b779" officeooo:paragraph-rsid="000e62db" style:font-size-asian="14pt" style:font-weight-asian="normal" style:font-size-complex="16pt" style:font-weight-complex="normal"/>
    </style:style>
    <style:style style:name="P13" style:family="paragraph" style:parent-style-name="Text_20_body" style:list-style-name="L1">
      <style:text-properties fo:font-size="16pt" style:text-underline-style="none" fo:font-weight="normal" officeooo:rsid="00e21c41" officeooo:paragraph-rsid="000e62db" style:font-size-asian="14pt" style:font-weight-asian="normal" style:font-size-complex="16pt" style:font-weight-complex="normal"/>
    </style:style>
    <style:style style:name="P14" style:family="paragraph" style:parent-style-name="Text_20_body" style:list-style-name="L1">
      <style:text-properties fo:font-size="16pt" style:text-underline-style="none" fo:font-weight="normal" officeooo:rsid="00e29b88" officeooo:paragraph-rsid="000e62db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655fab" officeooo:paragraph-rsid="000e62db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font-size="16pt" style:text-underline-style="none" fo:font-weight="normal" officeooo:rsid="000fa5b4" officeooo:paragraph-rsid="000e62db" style:font-size-asian="14pt" style:font-weight-asian="normal" style:font-size-complex="16pt" style:font-weight-complex="normal"/>
    </style:style>
    <style:style style:name="P17" style:family="paragraph" style:parent-style-name="Text_20_body">
      <style:text-properties fo:font-size="16pt" style:text-underline-style="none" fo:font-weight="normal" officeooo:rsid="00126f88" officeooo:paragraph-rsid="00126f88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15369b" officeooo:paragraph-rsid="0015369b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16a623" officeooo:paragraph-rsid="001c5ca4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17e389" officeooo:paragraph-rsid="001c5ca4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2010d3" officeooo:paragraph-rsid="002010d3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da08" officeooo:paragraph-rsid="0020da08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28be8" officeooo:paragraph-rsid="00228be8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783f7" officeooo:paragraph-rsid="002783f7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a31fa" officeooo:paragraph-rsid="002a31fa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adf35" officeooo:paragraph-rsid="002adf35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b8a2f" officeooo:paragraph-rsid="002b8a2f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caae7" officeooo:paragraph-rsid="002caae7" style:font-size-asian="14pt" style:font-weight-asian="normal" style:font-size-complex="16pt" style:font-weight-complex="normal"/>
    </style:style>
    <style:style style:name="P29" style:family="paragraph" style:parent-style-name="Text_20_body" style:list-style-name="L2">
      <style:text-properties fo:font-size="16pt" style:text-underline-style="none" fo:font-weight="normal" officeooo:rsid="002e99db" officeooo:paragraph-rsid="002e99db" style:font-size-asian="14pt" style:font-weight-asian="normal" style:font-size-complex="16pt" style:font-weight-complex="normal"/>
    </style:style>
    <style:style style:name="P30" style:family="paragraph" style:parent-style-name="Text_20_body" style:list-style-name="L2">
      <style:text-properties fo:font-size="16pt" style:text-underline-style="none" fo:font-weight="normal" officeooo:rsid="0032374e" officeooo:paragraph-rsid="0032374e" style:font-size-asian="14pt" style:font-weight-asian="normal" style:font-size-complex="16pt" style:font-weight-complex="normal"/>
    </style:style>
    <style:style style:name="P31" style:family="paragraph" style:parent-style-name="Text_20_body">
      <style:text-properties fo:font-size="16pt" style:text-underline-style="none" fo:font-weight="normal" officeooo:rsid="00330677" officeooo:paragraph-rsid="00330677" style:font-size-asian="14pt" style:font-weight-asian="normal" style:font-size-complex="16pt" style:font-weight-complex="normal"/>
    </style:style>
    <style:style style:name="P32" style:family="paragraph" style:parent-style-name="Text_20_body">
      <style:text-properties fo:font-size="16pt" style:text-underline-style="none" fo:font-weight="normal" officeooo:rsid="0033f250" officeooo:paragraph-rsid="0033f250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348cf8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34b204" officeooo:paragraph-rsid="0034b204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d18372"/>
    </style:style>
    <style:style style:name="T4" style:family="text">
      <style:text-properties officeooo:rsid="00d61f5b"/>
    </style:style>
    <style:style style:name="T5" style:family="text">
      <style:text-properties officeooo:rsid="00d6a3bc"/>
    </style:style>
    <style:style style:name="T6" style:family="text">
      <style:text-properties officeooo:rsid="00d9d521"/>
    </style:style>
    <style:style style:name="T7" style:family="text">
      <style:text-properties officeooo:rsid="00db721b"/>
    </style:style>
    <style:style style:name="T8" style:family="text">
      <style:text-properties officeooo:rsid="00dd1bff"/>
    </style:style>
    <style:style style:name="T9" style:family="text">
      <style:text-properties officeooo:rsid="00dee694"/>
    </style:style>
    <style:style style:name="T10" style:family="text">
      <style:text-properties fo:font-weight="bold" officeooo:rsid="0074715b" style:font-weight-asian="bold" style:font-weight-complex="bold"/>
    </style:style>
    <style:style style:name="T11" style:family="text">
      <style:text-properties officeooo:rsid="0010cd23"/>
    </style:style>
    <style:style style:name="T12" style:family="text">
      <style:text-properties officeooo:rsid="001566f5"/>
    </style:style>
    <style:style style:name="T13" style:family="text">
      <style:text-properties officeooo:rsid="001a63bb"/>
    </style:style>
    <style:style style:name="T14" style:family="text">
      <style:text-properties officeooo:rsid="001ab67a"/>
    </style:style>
    <style:style style:name="T15" style:family="text">
      <style:text-properties officeooo:rsid="001c5ca4"/>
    </style:style>
    <style:style style:name="T16" style:family="text">
      <style:text-properties officeooo:rsid="001dd625"/>
    </style:style>
    <style:style style:name="T17" style:family="text">
      <style:text-properties officeooo:rsid="001d56cc"/>
    </style:style>
    <style:style style:name="T18" style:family="text">
      <style:text-properties officeooo:rsid="001e9b1d"/>
    </style:style>
    <style:style style:name="T19" style:family="text">
      <style:text-properties officeooo:rsid="0020da08"/>
    </style:style>
    <style:style style:name="T20" style:family="text">
      <style:text-properties officeooo:rsid="002132c7"/>
    </style:style>
    <style:style style:name="T21" style:family="text">
      <style:text-properties officeooo:rsid="00238e73"/>
    </style:style>
    <style:style style:name="T22" style:family="text">
      <style:text-properties officeooo:rsid="00228be8"/>
    </style:style>
    <style:style style:name="T23" style:family="text">
      <style:text-properties officeooo:rsid="0025729f"/>
    </style:style>
    <style:style style:name="T24" style:family="text">
      <style:text-properties officeooo:rsid="00293c67"/>
    </style:style>
    <style:style style:name="T25" style:family="text">
      <style:text-properties officeooo:rsid="002e99db"/>
    </style:style>
    <style:style style:name="T26" style:family="text">
      <style:text-properties officeooo:rsid="002a31fa"/>
    </style:style>
    <style:style style:name="T27" style:family="text">
      <style:text-properties officeooo:rsid="002adf35"/>
    </style:style>
    <style:style style:name="T28" style:family="text">
      <style:text-properties officeooo:rsid="002b8a2f"/>
    </style:style>
    <style:style style:name="T29" style:family="text">
      <style:text-properties officeooo:rsid="002da6a0"/>
    </style:style>
    <style:style style:name="T30" style:family="text">
      <style:text-properties officeooo:rsid="0030c065"/>
    </style:style>
    <style:style style:name="T31" style:family="text">
      <style:text-properties fo:font-weight="bold" officeooo:rsid="007649c9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se Case:</text:span> <text:span text:style-name="T2">Create Supplier</text:span></text:p>
      <text:p text:style-name="P3"><text:span text:style-name="T1">Input:</text:span> <text:span text:style-name="T3">Supplier’s data that must be stored in the database.</text:span></text:p>
      <text:p text:style-name="P4"><text:span text:style-name="T1">Output:</text:span> A message indicating that the supplier is created or failed.</text:p>
      <text:p text:style-name="P5">1. <text:span text:style-name="T4">Admin clicks a link/button to display the form for creating a supplier.</text:span></text:p>
      <text:p text:style-name="P6">2. <text:span text:style-name="T5">System displays the form to create a supplier.</text:span></text:p>
      <text:p text:style-name="P7">3. Admin enters supplier’s data in the form.</text:p>
      <text:p text:style-name="P8">4. <text:span text:style-name="T6">Admin clicks the create supplier button to create the supplier.</text:span></text:p>
      <text:p text:style-name="P9">5. <text:span text:style-name="T7">System checks the form input that it does not violate any constraints.</text:span></text:p>
      <text:p text:style-name="P10">6. <text:span text:style-name="T8">System creates a new supplier.</text:span></text:p>
      <text:p text:style-name="P11">7. <text:span text:style-name="T9">System displays a message indicating that the supplier is created successfully.</text:span></text:p>
      <text:p text:style-name="P11"/>
      <text:p text:style-name="P12">Extensions</text:p>
      <text:p text:style-name="P12">5a. Invalid Form Data</text:p>
      <text:list text:style-name="L1">
        <text:list-item>
          <text:p text:style-name="P13">System informs admin that form input is invalid.</text:p>
        </text:list-item>
        <text:list-item>
          <text:p text:style-name="P14">Admin can correct form input or cancel.</text:p>
        </text:list-item>
      </text:list>
      <text:p text:style-name="P15">____________________________________________________________</text:p>
      <text:p text:style-name="P16"><text:span text:style-name="T1">Use Case:</text:span> <text:span text:style-name="T10">Admin </text:span><text:span text:style-name="T2">E</text:span><text:span text:style-name="T10">dits </text:span><text:span text:style-name="T2">S</text:span><text:span text:style-name="T10">upplier.</text:span></text:p>
      <text:p text:style-name="P16"><text:span text:style-name="T1">Input:</text:span> <text:span text:style-name="T11">Supplier’s data along with new updates.</text:span></text:p>
      <text:p text:style-name="P17"><text:span text:style-name="T1">Output:</text:span> A message indicating that the supplier’s data is updated successfully or failed to update.</text:p>
      <text:p text:style-name="P18">1. <text:span text:style-name="T12">Admin clicks a link/button </text:span><text:span text:style-name="T13">to </text:span><text:span text:style-name="T14">view active suppliers.</text:span></text:p>
      <text:p text:style-name="P19">2. <text:span text:style-name="T15">System fetches data for activ</text:span><text:span text:style-name="T16">e</text:span><text:span text:style-name="T15"> suppliers.</text:span></text:p>
      <text:p text:style-name="P20"><text:soft-page-break/><text:span text:style-name="T15">3. </text:span>System <text:span text:style-name="T17">displays activ</text:span><text:span text:style-name="T18">e </text:span><text:span text:style-name="T17">suppliers.</text:span></text:p>
      <text:p text:style-name="P21">4. <text:span text:style-name="T19">Admin selects an option to edit a supplier.</text:span></text:p>
      <text:p text:style-name="P22">5. <text:span text:style-name="T20">System display</text:span><text:span text:style-name="T21">s</text:span><text:span text:style-name="T20"> a form for editing supplier’s </text:span><text:span text:style-name="T22">data.</text:span></text:p>
      <text:p text:style-name="P23">6. <text:span text:style-name="T23">Admin edits supplier’s data.</text:span></text:p>
      <text:p text:style-name="P24">7. <text:span text:style-name="T24">System checks if </text:span><text:span text:style-name="T25">form input</text:span><text:span text:style-name="T26"> do not violate any constraints.</text:span></text:p>
      <text:p text:style-name="P25">8. <text:span text:style-name="T27">System updates supplier’s data.</text:span></text:p>
      <text:p text:style-name="P26">9. <text:span text:style-name="T28">System displays a message indicating that the update was successful.</text:span></text:p>
      <text:p text:style-name="P26"/>
      <text:p text:style-name="P27">Extensions</text:p>
      <text:p text:style-name="P28">7a. <text:span text:style-name="T29">Edits Violate Constraints</text:span></text:p>
      <text:list text:style-name="L2">
        <text:list-item>
          <text:p text:style-name="P29">System informs admin that for<text:span text:style-name="T30">m input violate constraints.</text:span></text:p>
        </text:list-item>
        <text:list-item>
          <text:p text:style-name="P30">Admin can correct form input or cancel.</text:p>
        </text:list-item>
      </text:list>
      <text:p text:style-name="P31">____________________________________________________________</text:p>
      <text:p text:style-name="P32"><text:span text:style-name="T1">Use Case:</text:span> <text:span text:style-name="T31">Admin </text:span><text:span text:style-name="T2">D</text:span><text:span text:style-name="T31">eactivates </text:span><text:span text:style-name="T2">S</text:span><text:span text:style-name="T31">upplier.</text:span></text:p>
      <text:p text:style-name="P32"><text:span text:style-name="T1">Input:</text:span> </text:p>
      <text:p text:style-name="P33">Output:</text:p>
      <text:p text:style-name="P34">1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1-29T22:30:25.093587322</dc:date>
    <meta:editing-duration>PT16M7S</meta:editing-duration>
    <meta:editing-cycles>47</meta:editing-cycles>
    <meta:generator>LibreOffice/25.8.3.2$Linux_X86_64 LibreOffice_project/580$Build-2</meta:generator>
    <meta:document-statistic meta:table-count="0" meta:image-count="0" meta:object-count="0" meta:page-count="2" meta:paragraph-count="37" meta:word-count="252" meta:character-count="1634" meta:non-whitespace-character-count="1421"/>
  </office:meta>
</office:document-meta>
</file>